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Е любимое радио</text:p>
      <text:p text:style-name="Standard"/>
      <text:p text:style-name="Standard"/>
      <text:p text:style-name="Standard">Для работы приложения требуется подключение устройства к сети Интернет.</text:p>
      <text:p text:style-name="Standard"/>
      <text:p text:style-name="Standard">При установке Приложение запросит разрешение «на совершение телефонных звонков и управление ими». Данное разрешение <text:span text:style-name="T2">используется приложением только в части <text:s/>возможности </text:span>прерывать работу радио во время входящего <text:span text:style-name="T2">телефонного</text:span> звонка. Благодаря этому разрешению, после окончания звонка или разговора проигрывание радио возобновится.</text:p>
      <text:p text:style-name="Standard"/>
      <text:p text:style-name="P1">Приложение проигрывает три ваши любимые радиостанции, вещающие в сети Интернет. </text:p>
      <text:p text:style-name="P1">При первоначальной установке приложение уже содержит три радиостанции, которые вы можете изменить.</text:p>
      <text:p text:style-name="P3"/>
      <text:p text:style-name="P1">Для настройки вашего списка радиостанции требуется:</text:p>
      <text:list xml:id="list5166661377238638749" text:style-name="L1">
        <text:list-item>
          <text:p text:style-name="P2">В главном окне приложения нажать на кнопку «О приложении и правка».</text:p>
        </text:list-item>
        <text:list-item>
          <text:p text:style-name="P2">В появившемся окне «О приложении» нажать на ту радиостанцию, которую требуется изменить. </text:p>
        </text:list-item>
        <text:list-item>
          <text:p text:style-name="P2">Приложение откроет окно «Правка», в данном окне требуется внести название новой радиостанции и адрес прямой ссылки на поток онлайн радиостанции. </text:p>
        </text:list-item>
        <text:list-item>
          <text:p text:style-name="P4"><text:span text:style-name="T2">Не забудьте нажать на кнопку «Сохранить», чтобы зафиксировать внесенные изменения!</text:span></text:p>
        </text:list-item>
      </text:list>
      <text:p text:style-name="P1"/>
      <text:p text:style-name="P1">Для возврата в главное окно приложения на вашем устройстве следует нажимать кнопку «Назад».</text:p>
      <text:p text:style-name="P1"/>
      <text:p text:style-name="P1">Приятного прослушивания ваших любимых радиостанций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астасия Шатова</meta:initial-creator>
    <meta:creation-date>2018-04-10T13:25:27.87</meta:creation-date>
    <dc:date>2018-04-10T23:17:21.42</dc:date>
    <dc:creator>Анастасия Шатова</dc:creator>
    <meta:editing-duration>PT7H48M57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12" meta:word-count="154" meta:character-count="1178"/>
  </office:meta>
</office:document-meta>
</file>